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118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.5pt" style:language-asian="en" style:country-asian="US" style:font-style-asian="normal" style:font-weight-asian="bold" style:font-size-complex="8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Source Code Pr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name-asian="Source Code Pro" style:font-size-asian="8.5pt" style:language-asian="en" style:country-asian="US" style:font-name-complex="Source Code Pro" style:font-size-complex="8.5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Source Code Pro" fo:font-size="8.5pt" fo:language="en" fo:country="US" fo:font-style="normal" fo:text-shadow="none" style:text-underline-style="none" style:text-underline-mode="continuous" style:text-overline-mode="continuous" style:text-line-through-mode="continuous" style:font-name-asian="Source Code Pro" style:font-size-asian="8.5pt" style:language-asian="en" style:country-asian="US" style:font-style-asian="normal" style:font-name-complex="Source Code Pro" style:font-size-complex="8.5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name-asian="Source Code Pro" style:font-size-asian="8.5pt" style:language-asian="en" style:country-asian="US" style:font-weight-asian="normal" style:font-name-complex="Source Code Pro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name-asian="Source Code Pro" style:font-size-asian="8.5pt" style:language-asian="en" style:country-asian="US" style:font-weight-asian="normal" style:font-name-complex="Source Code Pro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ext-properties style:text-outline="false" style:text-line-through-style="none" style:text-line-through-type="none" style:font-name="Source Code Pro" fo:font-size="8.5pt" fo:language="en" fo:country="US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weight-asian="normal" style:font-size-complex="8.5pt" style:language-complex="en" style:country-complex="US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Source Code Pro" fo:font-size="8.5pt" fo:language="en" fo:country="US" fo:text-shadow="none" style:text-underline-style="none" style:text-underline-mode="continuous" style:text-overline-mode="continuous" style:text-line-through-mode="continuous" style:font-size-asian="8.5pt" style:language-asian="en" style:country-asian="US" style:font-size-complex="8.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style:font-size-asian="8.5pt" style:font-style-complex="normal" style:font-name-complex="Source Code Pro" style:font-name="Source Code Pro" fo:font-size="8.5pt" fo:font-weight="bold" fo:font-style="normal" style:font-name-asian="Source Code Pro" style:font-size-complex="8.5pt" style:font-weight-asian="bold" style:font-weight-complex="bold" style:font-style-asian="normal" fo:color="#cc7832"/>
    </style:style>
    <style:style style:name="T2" style:family="text">
      <style:text-properties style:font-size-asian="8.5pt" style:font-style-complex="normal" style:font-name-complex="Source Code Pro" style:font-name="Source Code Pro" fo:font-size="8.5pt" fo:font-style="normal" style:font-name-asian="Source Code Pro" style:font-size-complex="8.5pt" style:font-style-asian="normal" style:font-weight-complex="normal" style:font-weight-asian="normal" fo:color="#a9b7c6" fo:font-weight="normal"/>
    </style:style>
    <style:style style:name="T3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9876aa" style:font-style-complex="italic" style:font-style-asian="italic" fo:font-style="italic"/>
    </style:style>
    <style:style style:name="T4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cc7832" fo:font-style="normal" style:font-style-complex="normal" style:font-style-asian="normal"/>
    </style:style>
    <style:style style:name="T5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9876aa" fo:font-style="italic" style:font-style-asian="italic" style:font-style-complex="italic"/>
    </style:style>
    <style:style style:name="T6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color="#a9b7c6" fo:font-style="normal" style:font-style-asian="normal" style:font-style-complex="normal"/>
    </style:style>
    <style:style style:name="T7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font-style="normal" style:font-style-asian="normal" style:font-style-complex="normal" fo:color="#b9bcd1"/>
    </style:style>
    <style:style style:name="T8" style:family="text">
      <style:text-properties style:font-size-asian="8.5pt" style:font-name-complex="Source Code Pro" style:font-name="Source Code Pro" fo:font-size="8.5pt" style:font-name-asian="Source Code Pro" style:font-size-complex="8.5pt" style:font-weight-complex="normal" style:font-weight-asian="normal" fo:font-weight="normal" fo:font-style="normal" style:font-style-asian="normal" style:font-style-complex="normal" fo:color="#cc7832"/>
    </style:style>
    <style:style style:name="T9" style:family="text">
      <style:text-properties style:font-weight-complex="bold" style:font-size-asian="8.5pt" fo:font-size="8.5pt" style:font-size-complex="8.5pt" fo:font-weight="bold" style:font-name-complex="Source Code Pro" fo:color="#cc7832" style:font-name="Source Code Pro" style:font-style-asian="normal" style:font-name-asian="Source Code Pro" style:font-style-complex="normal" style:font-weight-asian="bold" fo:font-style="normal"/>
    </style:style>
    <style:style style:name="T10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complex="normal" style:font-weight-asian="normal" fo:color="#b5b6e3" fo:font-weight="normal"/>
    </style:style>
    <style:style style:name="T11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complex="normal" style:font-weight-asian="normal" fo:font-weight="normal" fo:color="#a9b7c6"/>
    </style:style>
    <style:style style:name="T12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complex="normal" style:font-weight-asian="normal" fo:font-weight="normal" fo:color="#b9bcd1"/>
    </style:style>
    <style:style style:name="T13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complex="normal" style:font-weight-asian="normal" fo:font-weight="normal" fo:color="#9373a5"/>
    </style:style>
    <style:style style:name="T14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complex="normal" style:font-weight-asian="normal" fo:font-weight="normal" fo:color="#cc7832"/>
    </style:style>
    <style:style style:name="T15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fo:color="#cc7832" style:font-weight-complex="bold" fo:font-weight="bold" style:font-weight-asian="bold"/>
    </style:style>
    <style:style style:name="T16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asian="normal" fo:font-weight="normal" fo:color="#9373a5" style:font-weight-complex="normal"/>
    </style:style>
    <style:style style:name="T17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asian="normal" fo:font-weight="normal" style:font-weight-complex="normal" fo:color="#cc7832"/>
    </style:style>
    <style:style style:name="T18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asian="normal" fo:font-weight="normal" style:font-weight-complex="normal" fo:color="#b9bcd1"/>
    </style:style>
    <style:style style:name="T19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asian="normal" fo:font-weight="normal" style:font-weight-complex="normal" fo:color="#9373a5"/>
    </style:style>
    <style:style style:name="T20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asian="normal" fo:font-weight="normal" style:font-weight-complex="normal" fo:color="#908b25"/>
    </style:style>
    <style:style style:name="T21" style:family="text">
      <style:text-properties style:font-size-asian="8.5pt" fo:font-size="8.5pt" style:font-size-complex="8.5pt" style:font-name-complex="Source Code Pro" style:font-name="Source Code Pro" style:font-style-asian="normal" style:font-name-asian="Source Code Pro" style:font-style-complex="normal" fo:font-style="normal" style:font-weight-asian="normal" fo:font-weight="normal" style:font-weight-complex="normal" fo:color="#a9b7c6"/>
    </style:style>
    <style:style style:name="T22" style:family="text">
      <style:text-properties style:font-name="Source Code Pro" style:font-size-complex="8.5pt" style:font-size-asian="8.5pt" fo:font-size="8.5pt" style:font-weight-asian="normal" fo:font-weight="normal" style:font-weight-complex="normal" style:font-style-asian="normal" style:font-style-complex="normal" fo:font-style="normal" fo:color="#cc7832" style:font-name-asian="Source Code Pro" style:font-name-complex="Source Code Pro"/>
    </style:style>
    <style:style style:name="T23" style:family="text">
      <style:text-properties style:font-name="Source Code Pro" style:font-size-complex="8.5pt" style:font-size-asian="8.5pt" fo:font-size="8.5pt" style:font-weight-asian="normal" fo:font-weight="normal" style:font-weight-complex="normal" style:font-style-asian="normal" style:font-style-complex="normal" fo:font-style="normal" style:font-name-asian="Source Code Pro" style:font-name-complex="Source Code Pro" fo:color="#000000"/>
    </style:style>
    <style:style style:name="T24" style:family="text">
      <style:text-properties style:font-name="Source Code Pro" style:font-size-complex="8.5pt" style:font-size-asian="8.5pt" fo:font-size="8.5pt" style:font-weight-asian="normal" fo:font-weight="normal" style:font-weight-complex="normal" style:font-style-asian="normal" style:font-style-complex="normal" fo:font-style="normal" style:font-name-asian="Source Code Pro" style:font-name-complex="Source Code Pro" fo:color="#cc7832"/>
    </style:style>
    <style:style style:name="T25" style:family="text">
      <style:text-properties style:font-name="Source Code Pro" style:font-size-complex="8.5pt" style:font-size-asian="8.5pt" fo:font-size="8.5pt" style:font-weight-asian="normal" fo:font-weight="normal" style:font-weight-complex="normal" style:font-style-asian="normal" style:font-style-complex="normal" fo:font-style="normal" style:font-name-asian="Source Code Pro" style:font-name-complex="Source Code Pro" fo:color="#a9b7c6"/>
    </style:style>
    <style:style style:name="T26" style:family="text">
      <style:text-properties style:font-name="Source Code Pro" style:font-size-complex="8.5pt" style:font-size-asian="8.5pt" fo:font-size="8.5pt" style:font-weight-asian="normal" fo:font-weight="normal" style:font-weight-complex="normal" style:font-style-asian="normal" style:font-style-complex="normal" fo:font-style="normal" style:font-name-asian="Source Code Pro" style:font-name-complex="Source Code Pro" fo:color="#9373a5"/>
    </style:style>
    <style:style style:name="T27" style:family="text">
      <style:text-properties style:font-name="Source Code Pro" style:font-size-complex="8.5pt" style:font-size-asian="8.5pt" fo:font-size="8.5pt" style:font-weight-asian="normal" fo:font-weight="normal" style:font-weight-complex="normal" style:font-style-asian="normal" style:font-style-complex="normal" fo:font-style="normal" style:font-name-asian="Source Code Pro" style:font-name-complex="Source Code Pro" fo:color="#908b25"/>
    </style:style>
    <style:style style:name="T28" style:family="text">
      <style:text-properties style:font-name-complex="Source Code Pro" style:font-size-complex="8.5pt" fo:color="#000000" style:font-style-complex="normal" fo:font-weight="normal" fo:font-size="8.5pt" style:font-name-asian="Source Code Pro" style:font-size-asian="8.5pt" style:font-weight-complex="normal" fo:font-style="normal" style:font-name="Source Code Pro" style:font-style-asian="normal" style:font-weight-asian="normal"/>
    </style:style>
    <style:style style:name="T29" style:family="text">
      <style:text-properties style:font-name-complex="Source Code Pro" style:font-size-complex="8.5pt" style:font-style-complex="normal" fo:font-weight="normal" fo:font-size="8.5pt" style:font-name-asian="Source Code Pro" style:font-size-asian="8.5pt" style:font-weight-complex="normal" fo:font-style="normal" style:font-name="Source Code Pro" style:font-style-asian="normal" style:font-weight-asian="normal" fo:color="#a9b7c6"/>
    </style:style>
    <style:style style:name="T30" style:family="text">
      <style:text-properties style:font-name-complex="Source Code Pro" style:font-size-complex="8.5pt" style:font-style-complex="normal" fo:font-weight="normal" fo:font-size="8.5pt" style:font-name-asian="Source Code Pro" style:font-size-asian="8.5pt" style:font-weight-complex="normal" fo:font-style="normal" style:font-name="Source Code Pro" style:font-style-asian="normal" style:font-weight-asian="normal" fo:color="#9373a5"/>
    </style:style>
    <style:style style:name="T31" style:family="text">
      <style:text-properties style:font-name-complex="Source Code Pro" style:font-size-complex="8.5pt" style:font-style-complex="normal" fo:font-weight="normal" fo:font-size="8.5pt" style:font-name-asian="Source Code Pro" style:font-size-asian="8.5pt" style:font-weight-complex="normal" fo:font-style="normal" style:font-name="Source Code Pro" style:font-style-asian="normal" style:font-weight-asian="normal" fo:color="#6a8759"/>
    </style:style>
    <style:style style:name="T32" style:family="text">
      <style:text-properties style:font-name-complex="Source Code Pro" style:font-size-complex="8.5pt" style:font-style-complex="normal" fo:font-weight="normal" fo:font-size="8.5pt" style:font-name-asian="Source Code Pro" style:font-size-asian="8.5pt" style:font-weight-complex="normal" fo:font-style="normal" style:font-name="Source Code Pro" style:font-style-asian="normal" style:font-weight-asian="normal" fo:color="#cc7832"/>
    </style:style>
    <style:style style:name="T33" style:family="text">
      <style:text-properties style:font-name-complex="Source Code Pro" style:font-size-complex="8.5pt" fo:font-weight="normal" fo:font-size="8.5pt" style:font-name-asian="Source Code Pro" style:font-size-asian="8.5pt" style:font-weight-complex="normal" style:font-name="Source Code Pro" style:font-weight-asian="normal" fo:color="#9876aa" style:font-style-asian="italic" style:font-style-complex="italic" fo:font-style="italic"/>
    </style:style>
    <style:style style:name="T34" style:family="text">
      <style:text-properties style:font-name-complex="Source Code Pro" style:font-size-complex="8.5pt" fo:font-weight="normal" fo:font-size="8.5pt" style:font-name-asian="Source Code Pro" style:font-size-asian="8.5pt" style:font-weight-complex="normal" style:font-name="Source Code Pro" style:font-weight-asian="normal" fo:color="#cc7832" style:font-style-complex="normal" style:font-style-asian="normal" fo:font-style="normal"/>
    </style:style>
    <style:style style:name="T35" style:family="text">
      <style:text-properties style:font-name-complex="Source Code Pro" style:font-size-complex="8.5pt" fo:font-weight="normal" fo:font-size="8.5pt" style:font-name-asian="Source Code Pro" style:font-size-asian="8.5pt" style:font-weight-complex="normal" style:font-name="Source Code Pro" style:font-weight-asian="normal" style:font-style-complex="normal" style:font-style-asian="normal" fo:font-style="normal" fo:color="#a9b7c6"/>
    </style:style>
    <style:style style:name="T36" style:family="text">
      <style:text-properties style:font-name-complex="Source Code Pro" style:font-size-complex="8.5pt" fo:font-weight="normal" fo:font-size="8.5pt" style:font-name-asian="Source Code Pro" style:font-size-asian="8.5pt" style:font-weight-complex="normal" style:font-name="Source Code Pro" style:font-weight-asian="normal" style:font-style-complex="normal" style:font-style-asian="normal" fo:font-style="normal" fo:color="#9373a5"/>
    </style:style>
    <style:style style:name="T37" style:family="text">
      <style:text-properties style:font-name-complex="Source Code Pro" style:font-size-complex="8.5pt" fo:font-weight="normal" fo:font-size="8.5pt" style:font-name-asian="Source Code Pro" style:font-size-asian="8.5pt" style:font-weight-complex="normal" style:font-name="Source Code Pro" style:font-weight-asian="normal" style:font-style-complex="normal" style:font-style-asian="normal" fo:font-style="normal" fo:color="#908b25"/>
    </style:style>
    <style:style style:name="T38" style:family="text">
      <style:text-properties style:font-name-complex="Source Code Pro" style:font-size-complex="8.5pt" fo:font-weight="normal" fo:font-size="8.5pt" style:font-name-asian="Source Code Pro" style:font-size-asian="8.5pt" style:font-weight-complex="normal" style:font-name="Source Code Pro" style:font-weight-asian="normal" style:font-style-complex="normal" style:font-style-asian="normal" fo:font-style="normal" fo:color="#cc7832"/>
    </style:style>
    <style:style style:name="T39" style:family="text">
      <style:text-properties style:font-weight-asian="bold" style:font-weight-complex="bold"/>
    </style:style>
    <style:style style:name="T40" style:family="text">
      <style:text-properties style:font-name-asian="Noto Sans CJK SC Regular" style:font-name-complex="FreeSans"/>
    </style:style>
    <style:style style:name="T41" style:family="text">
      <style:text-properties fo:color="#a9b7c6"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42" style:family="text">
      <style:text-properties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/>
    </style:style>
    <style:style style:name="T43" style:family="text">
      <style:text-properties style:font-name="Source Code Pro" style:font-style-asian="normal" style:font-weight-complex="normal" style:font-weight-asian="normal" style:font-size-complex="8.5pt" style:font-size-asian="8.5pt" style:font-name-complex="Source Code Pro" style:font-name-asian="Source Code Pro" fo:font-style="normal" fo:font-weight="normal" fo:font-size="8.5pt" style:font-style-complex="normal" fo:color="#cc7832"/>
    </style:style>
    <style:style style:name="T44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9876aa" fo:font-style="italic" style:font-style-asian="italic" style:font-style-complex="italic"/>
    </style:style>
    <style:style style:name="T45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color="#a9b7c6" fo:font-style="normal" style:font-style-asian="normal" style:font-style-complex="normal"/>
    </style:style>
    <style:style style:name="T46" style:family="text">
      <style:text-properties style:font-name="Source Code Pro" style:font-weight-complex="normal" style:font-weight-asian="normal" style:font-size-complex="8.5pt" style:font-size-asian="8.5pt" style:font-name-complex="Source Code Pro" style:font-name-asian="Source Code Pro" fo:font-weight="normal" fo:font-size="8.5pt" fo:font-style="normal" style:font-style-asian="normal" style:font-style-complex="normal" fo:color="#cc7832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 table:number-columns-spanned="3" table:number-rows-spanned="1">
            <text:p>Globální proměnné operandů pro generování instrukcí</text:p>
          </table:table-cell>
          <table:covered-table-cell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tInstrOperand operand1; tInstrOperand operand2; tInstrOperand operand3;</text:p>
          </table:table-cell>
          <table:covered-table-cell/>
          <table:covered-table-cell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<text:span text:style-name="T1">typedef enum </text:span><text:span text:style-name="T2">{ </text:span><text:span text:style-name="T3">F_LF</text:span><text:span text:style-name="T4">, </text:span><text:span text:style-name="T5">F_TF</text:span><text:span text:style-name="T6">}</text:span><text:span text:style-name="T7">FRAME</text:span><text:span text:style-name="T8">;</text:span></text:p>
          </table:table-cell>
          <table:covered-table-cell/>
          <table:covered-table-cell table:style-name="Default"/>
        </table:table-row>
        <table:table-row table:style-name="ro1">
          <table:table-cell table:style-name="ce4" office:value-type="string" calcext:value-type="string" table:number-columns-spanned="3" table:number-rows-spanned="1">
            <text:p><text:span text:style-name="T9">typedef struct </text:span><text:span text:style-name="T10">instr_operand</text:span><text:span text:style-name="T11">{</text:span><text:span text:style-name="T12">string </text:span><text:span text:style-name="T13">value</text:span><text:span text:style-name="T14">;    </text:span><text:span text:style-name="T15">int </text:span><text:span text:style-name="T16">token_type</text:span><text:span text:style-name="T17">;    </text:span><text:span text:style-name="T18">FRAME </text:span><text:span text:style-name="T19">frame</text:span><text:span text:style-name="T17">;    </text:span><text:span text:style-name="T20">bool </text:span><text:span text:style-name="T19">isTMP</text:span><text:span text:style-name="T17">;    </text:span><text:span text:style-name="T20">bool </text:span><text:span text:style-name="T19">isLabel</text:span><text:span text:style-name="T17">;    </text:span><text:span text:style-name="T20">bool </text:span><text:span text:style-name="T19">isScope</text:span><text:span text:style-name="T17">;</text:span><text:span text:style-name="T21">}</text:span><text:span text:style-name="T18">tInstrOperand</text:span><text:span text:style-name="T17">;</text:span></text:p>
          </table:table-cell>
          <table:covered-table-cell/>
          <table:covered-table-cell table:style-name="Default"/>
        </table:table-row>
        <table:table-row table:style-name="ro1">
          <table:table-cell table:style-name="ce5"/>
          <table:table-cell/>
          <table:table-cell table:style-name="Default"/>
        </table:table-row>
        <table:table-row table:style-name="ro1">
          <table:table-cell table:style-name="ce5" office:value-type="string" calcext:value-type="string" table:number-columns-spanned="3" table:number-rows-spanned="1">
            <text:p>Vložení hodnot do operandu</text:p>
          </table:table-cell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<text:span text:style-name="T22"> </text:span><text:span text:style-name="T23">Identifikátor</text:span><text:span text:style-name="T24">: </text:span><text:span text:style-name="T25">operand1.</text:span><text:span text:style-name="T26">value= string1</text:span><text:span text:style-name="T24">; operand1.token_type = sIdentificator; operand1.frame = F_LF; operand1.isTMP = false; </text:span><text:span text:style-name="T25">operand1.</text:span><text:span text:style-name="T26">isLabel </text:span><text:span text:style-name="T25">= </text:span><text:span text:style-name="T27">false</text:span><text:span text:style-name="T24">; </text:span><text:span text:style-name="T25">operand1.</text:span><text:span text:style-name="T26">isScope </text:span><text:span text:style-name="T25">= </text:span><text:span text:style-name="T27">false</text:span><text:span text:style-name="T24">;</text:span></text:p>
          </table:table-cell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<text:span text:style-name="T28">Global TMP:</text:span><text:span text:style-name="T29"> operand2.</text:span><text:span text:style-name="T30">value</text:span><text:span text:style-name="T29">.</text:span><text:span text:style-name="T30">value </text:span><text:span text:style-name="T29">= </text:span><text:span text:style-name="T31">""</text:span><text:span text:style-name="T32">; </text:span><text:span text:style-name="T29">operand2.</text:span><text:span text:style-name="T30">token_type </text:span><text:span text:style-name="T29">= </text:span><text:span text:style-name="T33">sIdentificator</text:span><text:span text:style-name="T34">; operand2.frame = F_LF; </text:span><text:span text:style-name="T35">operand2.</text:span><text:span text:style-name="T36">isTMP </text:span><text:span text:style-name="T35">= </text:span><text:span text:style-name="T37">true</text:span><text:span text:style-name="T38">; </text:span><text:span text:style-name="T35">operand2.</text:span><text:span text:style-name="T36">isLabel </text:span><text:span text:style-name="T35">= </text:span><text:span text:style-name="T37">false</text:span><text:span text:style-name="T38">; </text:span><text:span text:style-name="T35">operand2.</text:span><text:span text:style-name="T36">isScope </text:span><text:span text:style-name="T35">= </text:span><text:span text:style-name="T37">false</text:span><text:span text:style-name="T38">; </text:span></text:p>
          </table:table-cell>
          <table:table-cell/>
          <table:table-cell table:style-name="Default"/>
        </table:table-row>
        <table:table-row table:style-name="ro1">
          <table:table-cell table:style-name="ce5"/>
          <table:table-cell/>
          <table:table-cell table:style-name="Default"/>
        </table:table-row>
        <table:table-row table:style-name="ro1">
          <table:table-cell table:style-name="ce5" office:value-type="string" calcext:value-type="string" table:number-columns-spanned="2" table:number-rows-spanned="1">
            <text:p>Začátek generování instrukcí</text:p>
          </table:table-cell>
          <table:covered-table-cell/>
          <table:table-cell table:style-name="Default"/>
        </table:table-row>
        <table:table-row table:style-name="ro1">
          <table:table-cell table:style-name="ce8" office:value-type="string" calcext:value-type="string" table:number-columns-spanned="1" table:number-rows-spanned="3">
            <text:p>start</text:p>
          </table:table-cell>
          <table:table-cell office:value-type="string" calcext:value-type="string">
            <text:p>./IFJcode17 </text:p>
          </table:table-cell>
          <table:table-cell table:style-name="Default" office:value-type="string" calcext:value-type="string">
            <text:p>...udělá DLInitList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DEFVAR <text:a xlink:href="mailto:GF@tmp" xlink:type="simple">GF@tmp</text:a></text:p>
          </table:table-cell>
          <table:table-cell table:style-name="Default" office:value-type="string" calcext:value-type="string">
            <text:p>...udělá DLInitList</text:p>
          </table:table-cell>
        </table:table-row>
        <table:table-row table:style-name="ro1">
          <table:covered-table-cell/>
          <table:table-cell office:value-type="string" calcext:value-type="string">
            <text:p>JUMP $$scope</text:p>
          </table:table-cell>
          <table:table-cell table:style-name="Default" office:value-type="string" calcext:value-type="string">
            <text:p>...udělá DLInitList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Scope</text:p>
          </table:table-cell>
          <table:table-cell office:value-type="string" calcext:value-type="string">
            <text:p>LABEL $$scope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covered-table-cell/>
          <table:table-cell office:value-type="string" calcext:value-type="string">
            <text:p>CREATEFRAME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CREATEFRAME</text:span><text:span text:style-name="T45">)</text:span><text:span text:style-name="T46">;</text:span></text:p>
          </table:table-cell>
        </table:table-row>
        <table:table-row table:style-name="ro1">
          <table:covered-table-cell/>
          <table:table-cell office:value-type="string" calcext:value-type="string">
            <text:p>PUSHFRAME</text:p>
          </table:table-cell>
          <table:table-cell table:style-name="ce14"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PUSHFRAME</text:span><text:span text:style-name="T45">)</text:span><text:span text:style-name="T46">;</text:span>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">
            <text:p>End Scope</text:p>
          </table:table-cell>
          <table:table-cell office:value-type="string" calcext:value-type="string">
            <text:p>POPFRAME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POPFRAME</text:span><text:span text:style-name="T45">)</text:span><text:span text:style-name="T46">;</text:span></text:p>
          </table:table-cell>
        </table:table-row>
        <table:table-row table:style-name="ro1">
          <table:covered-table-cell/>
          <table:table-cell office:value-type="string" calcext:value-type="string">
            <text:p>LABEL $$endscope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0" office:value-type="string" calcext:value-type="string" table:number-columns-spanned="2" table:number-rows-spanned="1">
            <text:p>Práce s proměnnými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Dim a As Integer</text:p>
          </table:table-cell>
          <table:table-cell office:value-type="string" calcext:value-type="string">
            <text:p>DEFVAR LF@a</text:p>
          </table:table-cell>
          <table:table-cell office:value-type="string" calcext:value-type="string">
            <text:p>writeInstructionOneOperand(&amp;instList, I_DEFVAR, operand1);</text:p>
          </table:table-cell>
        </table:table-row>
        <table:table-row table:style-name="ro1">
          <table:table-cell office:value-type="string" calcext:value-type="string">
            <text:p>A = 1</text:p>
          </table:table-cell>
          <table:table-cell office:value-type="string" calcext:value-type="string">
            <text:p>MOVE <text:a xlink:href="mailto:LF@a" xlink:type="simple">LF@a</text:a> <text:a xlink:href="mailto:int@1" xlink:type="simple">int@1</text:a></text:p>
          </table:table-cell>
          <table:table-cell office:value-type="string" calcext:value-type="string">
            <text:p>writeInstructionTwoOperands(&amp;instList, I_MOVE, operand1,operand2);</text:p>
          </table:table-cell>
        </table:table-row>
        <table:table-row table:style-name="ro1">
          <table:table-cell office:value-type="string" calcext:value-type="string">
            <text:p>A = b</text:p>
          </table:table-cell>
          <table:table-cell office:value-type="string" calcext:value-type="string">
            <text:p>MOVE LF@a <text:a xlink:href="mailto:LF@b" xlink:type="simple">LF@b</text:a>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 office:value-type="string" calcext:value-type="string">
            <text:p>Print !"nejaky text";</text:p>
          </table:table-cell>
          <table:table-cell office:value-type="string" calcext:value-type="string">
            <text:p>WRITE string@nejaky\032text\010"</text:p>
          </table:table-cell>
          <table:table-cell office:value-type="string" calcext:value-type="string">
            <text:p>writeInstructionOneOperand(&amp;instList, I_WRITE,operand1);</text:p>
          </table:table-cell>
        </table:table-row>
        <table:table-row table:style-name="ro1">
          <table:table-cell office:value-type="string" calcext:value-type="string">
            <text:p>Print na stderr</text:p>
          </table:table-cell>
          <table:table-cell office:value-type="string" calcext:value-type="string">
            <text:p>DPRINT <text:a xlink:href="mailto:string@chyba" xlink:type="simple">string@chyba</text:a></text:p>
          </table:table-cell>
          <table:table-cell office:value-type="string" calcext:value-type="string">
            <text:p>writeInstructionOneOperand(&amp;instList, I_DPRINT,operand1);</text:p>
          </table:table-cell>
        </table:table-row>
        <table:table-row table:style-name="ro1">
          <table:table-cell office:value-type="string" calcext:value-type="string">
            <text:p>Input a (int,bool,string,…)</text:p>
          </table:table-cell>
          <table:table-cell office:value-type="string" calcext:value-type="string">
            <text:p>READ <text:a xlink:href="mailto:LF@a" xlink:type="simple">LF@a</text:a> int</text:p>
          </table:table-cell>
          <table:table-cell office:value-type="string" calcext:value-type="string">
            <text:p>writeInstructionOneOperand(&amp;instList, I_READ,operand1);</text:p>
          </table:table-cell>
        </table:table-row>
        <table:table-row table:style-name="ro1">
          <table:table-cell office:value-type="string" calcext:value-type="string">
            <text:p>VYSL = vysl * a</text:p>
          </table:table-cell>
          <table:table-cell office:value-type="string" calcext:value-type="string">
            <text:p>MUL LF@vysl <text:a xlink:href="mailto:LF@vysl" xlink:type="simple">LF@vysl</text:a> <text:a xlink:href="mailto:LF@a" xlink:type="simple">LF@a</text:a></text:p>
          </table:table-cell>
          <table:table-cell office:value-type="string" calcext:value-type="string">
            <text:p>writeInstructionThreeOperands(&amp;instList, I_MUL, operand1, operand2, operand3);</text:p>
          </table:table-cell>
        </table:table-row>
        <table:table-row table:style-name="ro1">
          <table:table-cell office:value-type="string" calcext:value-type="string">
            <text:p>VYSL = vysl + a</text:p>
          </table:table-cell>
          <table:table-cell office:value-type="string" calcext:value-type="string">
            <text:p>ADD LF@vysl <text:a xlink:href="mailto:LF@vysl" xlink:type="simple">LF@vysl</text:a> <text:a xlink:href="mailto:LF@a" xlink:type="simple">LF@a</text:a></text:p>
          </table:table-cell>
          <table:table-cell office:value-type="string" calcext:value-type="string">
            <text:p>writeInstructionThreeOperands(&amp;instList, I_ADD, operand1, operand2, operand3);</text:p>
          </table:table-cell>
        </table:table-row>
        <table:table-row table:style-name="ro1">
          <table:table-cell office:value-type="string" calcext:value-type="string">
            <text:p>VYSL = vysl - a</text:p>
          </table:table-cell>
          <table:table-cell office:value-type="string" calcext:value-type="string">
            <text:p>SUB <text:a xlink:href="mailto:LF@vysl" xlink:type="simple">LF@vysl</text:a> <text:a xlink:href="mailto:LF@vysl" xlink:type="simple">LF@vysl</text:a> <text:a xlink:href="mailto:LF@a" xlink:type="simple">LF@a</text:a></text:p>
          </table:table-cell>
          <table:table-cell office:value-type="string" calcext:value-type="string">
            <text:p>writeInstructionThreeOperands(&amp;instList, I_SUB, operand1, operand2, operand3);</text:p>
          </table:table-cell>
        </table:table-row>
        <table:table-row table:style-name="ro1">
          <table:table-cell office:value-type="string" calcext:value-type="string">
            <text:p>VYSL = vysl / a</text:p>
          </table:table-cell>
          <table:table-cell office:value-type="string" calcext:value-type="string">
            <text:p>DIV <text:a xlink:href="mailto:LF@vysl" xlink:type="simple">LF@vysl</text:a> <text:a xlink:href="mailto:LF@vysl" xlink:type="simple">LF@vysl</text:a> <text:a xlink:href="mailto:LF@a" xlink:type="simple">LF@a</text:a></text:p>
          </table:table-cell>
          <table:table-cell office:value-type="string" calcext:value-type="string">
            <text:p>writeInstructionThreeOperands(&amp;instList, I_DIV, operand1, operand2, operand3);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0" office:value-type="string" calcext:value-type="string" table:number-columns-spanned="2" table:number-rows-spanned="1">
            <text:p>I<text:span text:style-name="T39">F / WHILE</text:span></text:p>
          </table:table-cell>
          <table:covered-table-cell/>
          <table:table-cell table:style-name="Default"/>
        </table:table-row>
        <table:table-row table:style-name="ro1">
          <table:table-cell table:style-name="ce11" office:value-type="string" calcext:value-type="string">
            <text:p>If</text:p>
          </table:table-cell>
          <table:table-cell office:value-type="string" calcext:value-type="string">
            <text:p>LABEL $if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 office:value-type="string" calcext:value-type="string">
            <text:p>… condition (n &lt; 0)</text:p>
          </table:table-cell>
          <table:table-cell office:value-type="string" calcext:value-type="string">
            <text:p>LT <text:a xlink:href="mailto:GF@tmp" xlink:type="simple">GF@tmp</text:a> <text:a xlink:href="mailto:GF@n" xlink:type="simple">GF@n</text:a><text:a xlink:href="mailto:int@0" xlink:type="simple">int@0</text:a></text:p>
          </table:table-cell>
          <table:table-cell office:value-type="string" calcext:value-type="string">
            <text:p>writeInstructionTwoOperands(&amp;instList, I_LT, operand1, operand2);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JUMPIFEQ $else <text:a xlink:href="mailto:GF@tmp" xlink:type="simple">GF@tmp</text:a> bool@false</text:p>
          </table:table-cell>
          <table:table-cell office:value-type="string" calcext:value-type="string">
            <text:p>writeInstructionThreeOperands(&amp;instList, I_JUMPIFEQ, operand1, operand2, operand3);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Else</text:p>
          </table:table-cell>
          <table:table-cell office:value-type="string" calcext:value-type="string">
            <text:p>JUMP $endif</text:p>
          </table:table-cell>
          <table:table-cell office:value-type="string" calcext:value-type="string">
            <text:p>writeInstructionOneOperand(&amp;instList, I_JUMP,operand1);</text:p>
          </table:table-cell>
        </table:table-row>
        <table:table-row table:style-name="ro1">
          <table:covered-table-cell/>
          <table:table-cell office:value-type="string" calcext:value-type="string">
            <text:p>LABEL $else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 office:value-type="string" calcext:value-type="string">
            <text:p>… do something else</text:p>
          </table:table-cell>
          <table:table-cell office:value-type="string" calcext:value-type="string">
            <text:p>… do some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End If</text:p>
          </table:table-cell>
          <table:table-cell office:value-type="string" calcext:value-type="string">
            <text:p>LABEL $endif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Do While a &lt;&gt; x</text:p>
          </table:table-cell>
          <table:table-cell office:value-type="string" calcext:value-type="string">
            <text:p>LABEL $dowhile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covered-table-cell/>
          <table:table-cell office:value-type="string" calcext:value-type="string">
            <text:p>JUMPIFEQ $loop <text:a xlink:href="mailto:LF@a" xlink:type="simple">LF@a</text:a> <text:a xlink:href="mailto:LF@x" xlink:type="simple">LF@x</text:a></text:p>
          </table:table-cell>
          <table:table-cell office:value-type="string" calcext:value-type="string">
            <text:p>writeInstructionThreeOperands(&amp;instList, I_JUMPIFEQ, operand1, operand2, operand3);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style-name="Default"/>
        </table:table-row>
        <table:table-row table:style-name="ro1">
          <table:table-cell table:style-name="ce9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JUMP $dowhile</text:p>
          </table:table-cell>
          <table:table-cell office:value-type="string" calcext:value-type="string">
            <text:p>writeInstructionOneOperand(&amp;instList, I_JUMP,operand1);</text:p>
          </table:table-cell>
        </table:table-row>
        <table:table-row table:style-name="ro1">
          <table:covered-table-cell/>
          <table:table-cell office:value-type="string" calcext:value-type="string">
            <text:p>LABEL $loop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0" office:value-type="string" calcext:value-type="string" table:number-columns-spanned="2" table:number-rows-spanned="1">
            <text:p>Práce s řetězci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s1 = !"Toto je text"</text:p>
          </table:table-cell>
          <table:table-cell office:value-type="string" calcext:value-type="string">
            <text:p>MOVE LF@s1 string@Toto\032je\032text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 office:value-type="string" calcext:value-type="string">
            <text:p>s2 = s1 + !", plus další"</text:p>
          </table:table-cell>
          <table:table-cell office:value-type="string" calcext:value-type="string">
            <text:p>CONCAT LF@s2 LF@s1 string@,\032plus\032dalsi</text:p>
          </table:table-cell>
          <table:table-cell office:value-type="string" calcext:value-type="string">
            <text:p>writeInstructionThreeOperands(&amp;instList, I_CONCAT, operand1, operand2, operand3);</text:p>
          </table:table-cell>
        </table:table-row>
        <table:table-row table:style-name="ro1">
          <table:table-cell office:value-type="string" calcext:value-type="string">
            <text:p>s1len = Length(s1)</text:p>
          </table:table-cell>
          <table:table-cell office:value-type="string" calcext:value-type="string">
            <text:p>STRLEN LF@s1len LF@s1</text:p>
          </table:table-cell>
          <table:table-cell office:value-type="string" calcext:value-type="string">
            <text:p>writeInstructionTwoOperands(&amp;instList, I_SRTLEN, operand1, operand2);</text:p>
          </table:table-cell>
        </table:table-row>
        <table:table-row table:style-name="ro1">
          <table:table-cell office:value-type="string" calcext:value-type="string">
            <text:p>Vrátí znak na pozici</text:p>
          </table:table-cell>
          <table:table-cell office:value-type="string" calcext:value-type="string">
            <text:p>GETCHAR LF@char LF@s2 <text:a xlink:href="mailto:LF@index" xlink:type="simple">LF@index</text:a></text:p>
          </table:table-cell>
          <table:table-cell office:value-type="string" calcext:value-type="string">
            <text:p>writeInstructionThreeOperands(&amp;instList, I_GETCHAR, operand1, operand2, operand3);</text:p>
          </table:table-cell>
        </table:table-row>
        <table:table-row table:style-name="ro1">
          <table:table-cell office:value-type="string" calcext:value-type="string">
            <text:p>Zmeň znak na pozici</text:p>
          </table:table-cell>
          <table:table-cell table:style-name="ce12" office:value-type="string" calcext:value-type="string">
            <text:p><text:span text:style-name="T40">SETCHAR LF@char LF@s2 </text:span><text:span text:style-name="T40"><text:a xlink:href="mailto:LF@index" xlink:type="simple">LF@index</text:a></text:span></text:p>
          </table:table-cell>
          <table:table-cell office:value-type="string" calcext:value-type="string">
            <text:p>writeInstructionThreeOperands(&amp;instList, I_SETCHAR, operand1, operand2, operand3);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0" office:value-type="string" calcext:value-type="string" table:number-columns-spanned="2" table:number-rows-spanned="1">
            <text:p>Práce s funkcemi (rámci)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Call function =&gt; vysl = func(a, b, c)</text:p>
          </table:table-cell>
          <table:table-cell office:value-type="string" calcext:value-type="string">
            <text:p>CREATEFRAME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CREATEFRAME</text:span><text:span text:style-name="T45">)</text:span><text:span text:style-name="T46">;</text:span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a" xlink:type="simple">TF@a</text:a></text:p>
          </table:table-cell>
          <table:table-cell office:value-type="string" calcext:value-type="string">
            <text:p>writeInstructionOneOperand(&amp;instList, I_DEFVAR, operand1);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b" xlink:type="simple">TF@b</text:a></text:p>
          </table:table-cell>
          <table:table-cell office:value-type="string" calcext:value-type="string">
            <text:p>writeInstructionOneOperand(&amp;instList, I_DEFVAR, operand1);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c" xlink:type="simple">TF@c</text:a></text:p>
          </table:table-cell>
          <table:table-cell office:value-type="string" calcext:value-type="string">
            <text:p>writeInstructionOneOperand(&amp;instList, I_DEFVAR, operand1);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a" xlink:type="simple">TF@a</text:a> <text:a xlink:href="mailto:LF@a" xlink:type="simple">LF@a</text:a>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b" xlink:type="simple">TF@b</text:a> <text:a xlink:href="mailto:LF@b" xlink:type="simple">LF@b</text:a>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/>
          <table:table-cell table:style-name="ce12" office:value-type="string" calcext:value-type="string">
            <text:p>MOVE <text:a xlink:href="mailto:TF@c" xlink:type="simple">TF@c</text:a> <text:a xlink:href="mailto:LF@c" xlink:type="simple">LF@c</text:a>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/>
          <table:table-cell office:value-type="string" calcext:value-type="string">
            <text:p>CALL $func</text:p>
          </table:table-cell>
          <table:table-cell office:value-type="string" calcext:value-type="string">
            <text:p>writeInstructionOneOperand(&amp;instList, I_CALL,operand1);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LF@vysl" xlink:type="simple">LF@vysl</text:a> TF@%retval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fining function =&gt; Function $func</text:p>
          </table:table-cell>
          <table:table-cell office:value-type="string" calcext:value-type="string">
            <text:p>LABEL $function_func</text:p>
          </table:table-cell>
          <table:table-cell office:value-type="string" calcext:value-type="string">
            <text:p>writeInstructionOneOperand(&amp;instList, I_LABEL,operand);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PUSHFRAME</text:span><text:span text:style-name="T45">)</text:span><text:span text:style-name="T46">;</text:span></text:p>
          </table:table-cell>
        </table:table-row>
        <table:table-row table:style-name="ro1">
          <table:table-cell office:value-type="string" calcext:value-type="string">
            <text:p>… do something</text:p>
          </table:table-cell>
          <table:table-cell office:value-type="string" calcext:value-type="string">
            <text:p>… do somet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 office:value-type="string" calcext:value-type="string">
            <text:p>End function</text:p>
          </table:table-cell>
          <table:table-cell office:value-type="string" calcext:value-type="string">
            <text:p>POPFRAME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POPFRAME</text:span><text:span text:style-name="T45">)</text:span><text:span text:style-name="T46">;</text:span>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RETURN</text:span><text:span text:style-name="T45">)</text:span><text:span text:style-name="T46">;</text:span></text:p>
          </table:table-cell>
        </table:table-row>
        <table:table-row table:style-name="ro1">
          <table:table-cell/>
          <table:table-cell office:value-type="string" calcext:value-type="string">
            <text:p>LABEL $endfunction_func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0" office:value-type="string" calcext:value-type="string" table:number-columns-spanned="2" table:number-rows-spanned="1">
            <text:p>SUBSTR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SubStr(s2, s1len, 4)</text:p>
          </table:table-cell>
          <table:table-cell office:value-type="string" calcext:value-type="string">
            <text:p>LABEL $substr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/>
          <table:table-cell office:value-type="string" calcext:value-type="string">
            <text:p>CREATEFRAME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CREATEFRAME</text:span><text:span text:style-name="T45">)</text:span><text:span text:style-name="T46">;</text:span></text:p>
          </table:table-cell>
        </table:table-row>
        <table:table-row table:style-name="ro1">
          <table:table-cell/>
          <table:table-cell office:value-type="string" calcext:value-type="string">
            <text:p>MOVE GF@tmp string@\00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/>
          <table:table-cell office:value-type="string" calcext:value-type="string">
            <text:p>DEFVAR TF@substr_char</text:p>
          </table:table-cell>
          <table:table-cell office:value-type="string" calcext:value-type="string">
            <text:p>writeInstructionOneOperand(&amp;instList, I_DEFVAR, operand1);</text:p>
          </table:table-cell>
        </table:table-row>
        <table:table-row table:style-name="ro1">
          <table:table-cell/>
          <table:table-cell office:value-type="string" calcext:value-type="string">
            <text:p>DEFVAR TF@substr_string</text:p>
          </table:table-cell>
          <table:table-cell office:value-type="string" calcext:value-type="string">
            <text:p>writeInstructionOneOperand(&amp;instList, I_DEFVAR, operand1);</text:p>
          </table:table-cell>
        </table:table-row>
        <table:table-row table:style-name="ro1">
          <table:table-cell/>
          <table:table-cell office:value-type="string" calcext:value-type="string">
            <text:p>DEFVAR TF@substr_index</text:p>
          </table:table-cell>
          <table:table-cell office:value-type="string" calcext:value-type="string">
            <text:p>writeInstructionOneOperand(&amp;instList, I_DEFVAR, operand1);</text:p>
          </table:table-cell>
        </table:table-row>
        <table:table-row table:style-name="ro1">
          <table:table-cell/>
          <table:table-cell office:value-type="string" calcext:value-type="string">
            <text:p>DEFVAR TF@substr_shift</text:p>
          </table:table-cell>
          <table:table-cell office:value-type="string" calcext:value-type="string">
            <text:p>writeInstructionOneOperand(&amp;instList, I_DEFVAR, operand1);</text:p>
          </table:table-cell>
        </table:table-row>
        <table:table-row table:style-name="ro1">
          <table:table-cell/>
          <table:table-cell office:value-type="string" calcext:value-type="string">
            <text:p>MOVE TF@substr_string LF@s2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/>
          <table:table-cell office:value-type="string" calcext:value-type="string">
            <text:p>MOVE TF@substr_index LF@s1len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/>
          <table:table-cell office:value-type="string" calcext:value-type="string">
            <text:p>MOVE TF@substr_shift int@4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PUSHFRAME</text:span><text:span text:style-name="T45">)</text:span><text:span text:style-name="T46">;</text:span></text:p>
          </table:table-cell>
        </table:table-row>
        <table:table-row table:style-name="ro1">
          <table:table-cell/>
          <table:table-cell office:value-type="string" calcext:value-type="string">
            <text:p>LABEL $do_substr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/>
          <table:table-cell table:style-name="ce13" office:value-type="string" calcext:value-type="string">
            <text:p>GETCHAR LF@substr_char LF@substr_string LF@substr_index</text:p>
          </table:table-cell>
          <table:table-cell office:value-type="string" calcext:value-type="string">
            <text:p>writeInstructionThreeOperands(&amp;instList, I_GETCHAR, operand1, operand2, operand3);</text:p>
          </table:table-cell>
        </table:table-row>
        <table:table-row table:style-name="ro1">
          <table:table-cell/>
          <table:table-cell office:value-type="string" calcext:value-type="string">
            <text:p>ADD LF@substr_index LF@substr_index int@1</text:p>
          </table:table-cell>
          <table:table-cell office:value-type="string" calcext:value-type="string">
            <text:p>writeInstructionThreeOperands(&amp;instList, I_ADD, operand1, operand2, operand3);</text:p>
          </table:table-cell>
        </table:table-row>
        <table:table-row table:style-name="ro1">
          <table:table-cell/>
          <table:table-cell office:value-type="string" calcext:value-type="string">
            <text:p>CONCAT GF@tmp GF@tmp LF@substr_char</text:p>
          </table:table-cell>
          <table:table-cell office:value-type="string" calcext:value-type="string">
            <text:p>writeInstructionThreeOperands(&amp;instList, I_CONCAT, operand1, operand2, operand3);</text:p>
          </table:table-cell>
        </table:table-row>
        <table:table-row table:style-name="ro1">
          <table:table-cell/>
          <table:table-cell office:value-type="string" calcext:value-type="string">
            <text:p>SUB GF@substr_shift GF@substr_shift int@1</text:p>
          </table:table-cell>
          <table:table-cell office:value-type="string" calcext:value-type="string">
            <text:p>writeInstructionThreeOperands(&amp;instList, I_SUB, operand1, operand2, operand3);</text:p>
          </table:table-cell>
        </table:table-row>
        <table:table-row table:style-name="ro1">
          <table:table-cell/>
          <table:table-cell office:value-type="string" calcext:value-type="string">
            <text:p>JUMPIFNEQ $do_substr LF@substr_shift <text:a xlink:href="mailto:int@0" xlink:type="simple">int@0</text:a></text:p>
          </table:table-cell>
          <table:table-cell office:value-type="string" calcext:value-type="string">
            <text:p>writeInstructionThreeOperands(&amp;instList, I_JUMPIFNEQ, operand1, operand2, operand3);</text:p>
          </table:table-cell>
        </table:table-row>
        <table:table-row table:style-name="ro1">
          <table:table-cell/>
          <table:table-cell office:value-type="string" calcext:value-type="string">
            <text:p>POPFRAME</text:p>
          </table:table-cell>
          <table:table-cell office:value-type="string" calcext:value-type="string">
            <text:p><text:span text:style-name="T41">writeInstructionNoOperand</text:span><text:span text:style-name="T42">(&amp;instList</text:span><text:span text:style-name="T43">, </text:span><text:span text:style-name="T44">I_POPFRAME</text:span><text:span text:style-name="T45">)</text:span><text:span text:style-name="T46">;</text:span></text:p>
          </table:table-cell>
        </table:table-row>
        <table:table-row table:style-name="ro1">
          <table:table-cell/>
          <table:table-cell office:value-type="string" calcext:value-type="string">
            <text:p>LABEL $endsubstr</text:p>
          </table:table-cell>
          <table:table-cell office:value-type="string" calcext:value-type="string">
            <text:p>writeInstructionOneOperand(&amp;instList, I_LABEL,operand1);</text:p>
          </table:table-cell>
        </table:table-row>
        <table:table-row table:style-name="ro1">
          <table:table-cell office:value-type="string" calcext:value-type="string">
            <text:p>s1 = SubStr(s2, s1len, 4)</text:p>
          </table:table-cell>
          <table:table-cell office:value-type="string" calcext:value-type="string">
            <text:p>MOVE LF@s1 GF@tmp</text:p>
          </table:table-cell>
          <table:table-cell office:value-type="string" calcext:value-type="string">
            <text:p>writeInstructionTwoOperands(&amp;instList, I_MOVE, operand1, operand2);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.00.0000</text:date>, <text:time style:data-style-name="N2" text:time-value="18:36:37.28065242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24:42.293884733</meta:creation-date>
    <meta:generator>LibreOffice/5.1.6.2$Linux_X86_64 LibreOffice_project/10m0$Build-2</meta:generator>
    <dc:date>2017-11-21T18:58:13.819251034</dc:date>
    <meta:editing-duration>PT11H19M50S</meta:editing-duration>
    <meta:editing-cycles>81</meta:editing-cycles>
    <meta:document-statistic meta:table-count="1" meta:cell-count="188" meta:object-count="0"/>
  </office:meta>
</office:document-meta>
</file>